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1 年 4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53976" table:style-name="ce25">
            <text:p>–53,976</text:p>
          </table:table-cell>
          <table:table-cell office:value-type="float" office:value="-2.3196536540840986" table:style-name="ce26">
            <text:p>–2.32</text:p>
          </table:table-cell>
          <table:table-cell office:value-type="float" office:value="-28.222452791356535" table:style-name="ce26">
            <text:p>–28.22</text:p>
          </table:table-cell>
          <table:table-cell office:value-type="float" office:value="-3433" table:style-name="ce25">
            <text:p>–3,433</text:p>
          </table:table-cell>
          <table:table-cell office:value-type="float" office:value="-0.14770671873676292" table:style-name="ce27">
            <text:p>–0.15</text:p>
          </table:table-cell>
          <table:table-cell office:value-type="float" office:value="-1.7970984112972821" table:style-name="ce26">
            <text:p>–1.80</text:p>
          </table:table-cell>
          <table:table-cell office:value-type="float" office:value="11222" table:style-name="ce25">
            <text:p>11,222</text:p>
          </table:table-cell>
          <table:table-cell office:value-type="float" office:value="0.48283274036235169" table:style-name="ce27">
            <text:p>0.48</text:p>
          </table:table-cell>
          <table:table-cell office:value-type="float" office:value="5.8744650077419456" table:style-name="ce26">
            <text:p>5.87</text:p>
          </table:table-cell>
          <table:table-cell office:value-type="float" office:value="14655" table:style-name="ce25">
            <text:p>14,655</text:p>
          </table:table-cell>
          <table:table-cell office:value-type="float" office:value="0.63053945909911469" table:style-name="ce27">
            <text:p>0.63</text:p>
          </table:table-cell>
          <table:table-cell office:value-type="float" office:value="7.671563419039229" table:style-name="ce26">
            <text:p>7.67</text:p>
          </table:table-cell>
          <table:table-cell office:value-type="float" office:value="6539" table:style-name="ce28">
            <text:p>6,539</text:p>
          </table:table-cell>
          <table:table-cell office:value-type="float" office:value="6390" table:style-name="ce25">
            <text:p>6,390</text:p>
          </table:table-cell>
          <table:table-cell office:value-type="float" office:value="149" table:style-name="ce25">
            <text:p>149</text:p>
          </table:table-cell>
          <table:table-cell office:value-type="float" office:value="0.28134408209137568" table:style-name="ce27">
            <text:p>0.28</text:p>
          </table:table-cell>
          <table:table-cell office:value-type="float" office:value="3.4230196654450706" table:style-name="ce26">
            <text:p>3.42</text:p>
          </table:table-cell>
          <table:table-cell office:value-type="float" office:value="4051" table:style-name="ce28">
            <text:p>4,051</text:p>
          </table:table-cell>
          <table:table-cell office:value-type="float" office:value="4003" table:style-name="ce25">
            <text:p>4,003</text:p>
          </table:table-cell>
          <table:table-cell office:value-type="float" office:value="48" table:style-name="ce25">
            <text:p>48</text:p>
          </table:table-cell>
          <table:table-cell office:value-type="float" office:value="0.17429650964247786" table:style-name="ce27">
            <text:p>0.17</text:p>
          </table:table-cell>
          <table:table-cell office:value-type="float" office:value="2.1206075339834807" table:style-name="ce29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14077" table:style-name="ce25">
            <text:p>–14,077</text:p>
          </table:table-cell>
          <table:table-cell office:value-type="float" office:value="-3.528176286003589" table:style-name="ce26">
            <text:p>–3.53</text:p>
          </table:table-cell>
          <table:table-cell office:value-type="float" office:value="-42.926144813043663" table:style-name="ce26">
            <text:p>–42.93</text:p>
          </table:table-cell>
          <table:table-cell office:value-type="float" office:value="-419" table:style-name="ce28">
            <text:p>–419</text:p>
          </table:table-cell>
          <table:table-cell office:value-type="float" office:value="-0.10520127401504679" table:style-name="ce26">
            <text:p>–0.11</text:p>
          </table:table-cell>
          <table:table-cell office:value-type="float" office:value="-1.279948833849736" table:style-name="ce26">
            <text:p>–1.28</text:p>
          </table:table-cell>
          <table:table-cell office:value-type="float" office:value="1792" table:style-name="ce28">
            <text:p>1,792</text:p>
          </table:table-cell>
          <table:table-cell office:value-type="float" office:value="0.44993003110969892" table:style-name="ce26">
            <text:p>0.45</text:p>
          </table:table-cell>
          <table:table-cell office:value-type="float" office:value="5.4741487118346708" table:style-name="ce26">
            <text:p>5.47</text:p>
          </table:table-cell>
          <table:table-cell office:value-type="float" office:value="2211" table:style-name="ce28">
            <text:p>2,211</text:p>
          </table:table-cell>
          <table:table-cell office:value-type="float" office:value="0.55513130512474573" table:style-name="ce26">
            <text:p>0.56</text:p>
          </table:table-cell>
          <table:table-cell office:value-type="float" office:value="6.7540975456844059" table:style-name="ce26">
            <text:p>6.75</text:p>
          </table:table-cell>
          <table:table-cell office:value-type="float" office:value="1082" table:style-name="ce28">
            <text:p>1,082</text:p>
          </table:table-cell>
          <table:table-cell office:value-type="float" office:value="1055" table:style-name="ce28">
            <text:p>1,055</text:p>
          </table:table-cell>
          <table:table-cell office:value-type="float" office:value="27" table:style-name="ce28">
            <text:p>27</text:p>
          </table:table-cell>
          <table:table-cell office:value-type="float" office:value="0.27166534244458385" table:style-name="ce26">
            <text:p>0.27</text:p>
          </table:table-cell>
          <table:table-cell office:value-type="float" office:value="3.3052616664091037" table:style-name="ce26">
            <text:p>3.31</text:p>
          </table:table-cell>
          <table:table-cell office:value-type="float" office:value="709" table:style-name="ce28">
            <text:p>709</text:p>
          </table:table-cell>
          <table:table-cell office:value-type="float" office:value="703" table:style-name="ce28">
            <text:p>703</text:p>
          </table:table-cell>
          <table:table-cell office:value-type="float" office:value="6" table:style-name="ce28">
            <text:p>6</text:p>
          </table:table-cell>
          <table:table-cell office:value-type="float" office:value="0.1780136116388262" table:style-name="ce26">
            <text:p>0.18</text:p>
          </table:table-cell>
          <table:table-cell office:value-type="float" office:value="2.1658322749390519" table:style-name="ce31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12321" table:style-name="ce25">
            <text:p>–12,321</text:p>
          </table:table-cell>
          <table:table-cell office:value-type="float" office:value="-4.9473086135208764" table:style-name="ce26">
            <text:p>–4.95</text:p>
          </table:table-cell>
          <table:table-cell office:value-type="float" office:value="-60.192254797837329" table:style-name="ce26">
            <text:p>–60.19</text:p>
          </table:table-cell>
          <table:table-cell office:value-type="float" office:value="-221" table:style-name="ce28">
            <text:p>–221</text:p>
          </table:table-cell>
          <table:table-cell office:value-type="float" office:value="-8.8959215419973037E-2" table:style-name="ce26">
            <text:p>–0.09</text:p>
          </table:table-cell>
          <table:table-cell office:value-type="float" office:value="-1.0823371209430053" table:style-name="ce26">
            <text:p>–1.08</text:p>
          </table:table-cell>
          <table:table-cell office:value-type="float" office:value="1197" table:style-name="ce28">
            <text:p>1,197</text:p>
          </table:table-cell>
          <table:table-cell office:value-type="float" office:value="0.48182887265931096" table:style-name="ce26">
            <text:p>0.48</text:p>
          </table:table-cell>
          <table:table-cell office:value-type="float" office:value="5.8622512840216165" table:style-name="ce26">
            <text:p>5.86</text:p>
          </table:table-cell>
          <table:table-cell office:value-type="float" office:value="1418" table:style-name="ce28">
            <text:p>1,418</text:p>
          </table:table-cell>
          <table:table-cell office:value-type="float" office:value="0.57078808807928405" table:style-name="ce26">
            <text:p>0.57</text:p>
          </table:table-cell>
          <table:table-cell office:value-type="float" office:value="6.9445884049646223" table:style-name="ce26">
            <text:p>6.94</text:p>
          </table:table-cell>
          <table:table-cell office:value-type="float" office:value="695" table:style-name="ce28">
            <text:p>695</text:p>
          </table:table-cell>
          <table:table-cell office:value-type="float" office:value="675" table:style-name="ce28">
            <text:p>675</text:p>
          </table:table-cell>
          <table:table-cell office:value-type="float" office:value="20" table:style-name="ce28">
            <text:p>20</text:p>
          </table:table-cell>
          <table:table-cell office:value-type="float" office:value="0.279758618628422" table:style-name="ce26">
            <text:p>0.28</text:p>
          </table:table-cell>
          <table:table-cell office:value-type="float" office:value="3.4037298599791348" table:style-name="ce26">
            <text:p>3.40</text:p>
          </table:table-cell>
          <table:table-cell office:value-type="float" office:value="350" table:style-name="ce28">
            <text:p>350</text:p>
          </table:table-cell>
          <table:table-cell office:value-type="float" office:value="347" table:style-name="ce28">
            <text:p>347</text:p>
          </table:table-cell>
          <table:table-cell office:value-type="float" office:value="3" table:style-name="ce28">
            <text:p>3</text:p>
          </table:table-cell>
          <table:table-cell office:value-type="float" office:value="0.1408856352805003" table:style-name="ce26">
            <text:p>0.14</text:p>
          </table:table-cell>
          <table:table-cell office:value-type="float" office:value="1.7141085625794201" table:style-name="ce31">
            <text:p>1.7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3483" table:style-name="ce25">
            <text:p>–3,483</text:p>
          </table:table-cell>
          <table:table-cell office:value-type="float" office:value="-1.5364506710226637" table:style-name="ce26">
            <text:p>–1.54</text:p>
          </table:table-cell>
          <table:table-cell office:value-type="float" office:value="-18.693483164109079" table:style-name="ce26">
            <text:p>–18.69</text:p>
          </table:table-cell>
          <table:table-cell office:value-type="float" office:value="394" table:style-name="ce28">
            <text:p>394</text:p>
          </table:table-cell>
          <table:table-cell office:value-type="float" office:value="0.17393826471858753" table:style-name="ce26">
            <text:p>0.17</text:p>
          </table:table-cell>
          <table:table-cell office:value-type="float" office:value="2.1162488874094816" table:style-name="ce26">
            <text:p>2.12</text:p>
          </table:table-cell>
          <table:table-cell office:value-type="float" office:value="1548" table:style-name="ce28">
            <text:p>1,548</text:p>
          </table:table-cell>
          <table:table-cell office:value-type="float" office:value="0.68339196391972967" table:style-name="ce26">
            <text:p>0.68</text:p>
          </table:table-cell>
          <table:table-cell office:value-type="float" office:value="8.3146022276900453" table:style-name="ce26">
            <text:p>8.31</text:p>
          </table:table-cell>
          <table:table-cell office:value-type="float" office:value="1154" table:style-name="ce28">
            <text:p>1,154</text:p>
          </table:table-cell>
          <table:table-cell office:value-type="float" office:value="0.50945369920114214" table:style-name="ce26">
            <text:p>0.51</text:p>
          </table:table-cell>
          <table:table-cell office:value-type="float" office:value="6.1983533402805628" table:style-name="ce26">
            <text:p>6.20</text:p>
          </table:table-cell>
          <table:table-cell office:value-type="float" office:value="682" table:style-name="ce28">
            <text:p>682</text:p>
          </table:table-cell>
          <table:table-cell office:value-type="float" office:value="666" table:style-name="ce28">
            <text:p>666</text:p>
          </table:table-cell>
          <table:table-cell office:value-type="float" office:value="16" table:style-name="ce28">
            <text:p>16</text:p>
          </table:table-cell>
          <table:table-cell office:value-type="float" office:value="0.30108095568039772" table:style-name="ce26">
            <text:p>0.30</text:p>
          </table:table-cell>
          <table:table-cell office:value-type="float" office:value="3.6631516274448397" table:style-name="ce26">
            <text:p>3.66</text:p>
          </table:table-cell>
          <table:table-cell office:value-type="float" office:value="446" table:style-name="ce28">
            <text:p>446</text:p>
          </table:table-cell>
          <table:table-cell office:value-type="float" office:value="442" table:style-name="ce28">
            <text:p>442</text:p>
          </table:table-cell>
          <table:table-cell office:value-type="float" office:value="4" table:style-name="ce28">
            <text:p>4</text:p>
          </table:table-cell>
          <table:table-cell office:value-type="float" office:value="0.19689458392002548" table:style-name="ce26">
            <text:p>0.20</text:p>
          </table:table-cell>
          <table:table-cell office:value-type="float" office:value="2.3955507710269766" table:style-name="ce31">
            <text:p>2.4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5316" table:style-name="ce25">
            <text:p>–5,316</text:p>
          </table:table-cell>
          <table:table-cell office:value-type="float" office:value="-1.894251857817085" table:style-name="ce26">
            <text:p>–1.89</text:p>
          </table:table-cell>
          <table:table-cell office:value-type="float" office:value="-23.04673093677453" table:style-name="ce26">
            <text:p>–23.05</text:p>
          </table:table-cell>
          <table:table-cell office:value-type="float" office:value="-18" table:style-name="ce28">
            <text:p>–18</text:p>
          </table:table-cell>
          <table:table-cell office:value-type="float" office:value="-6.4200259155046116E-3" table:style-name="ce26">
            <text:p>–0.01</text:p>
          </table:table-cell>
          <table:table-cell office:value-type="float" office:value="-7.8110315305306113E-2" table:style-name="ce26">
            <text:p>–0.08</text:p>
          </table:table-cell>
          <table:table-cell office:value-type="float" office:value="1442" table:style-name="ce28">
            <text:p>1,442</text:p>
          </table:table-cell>
          <table:table-cell office:value-type="float" office:value="0.51431540945320275" table:style-name="ce26">
            <text:p>0.51</text:p>
          </table:table-cell>
          <table:table-cell office:value-type="float" office:value="6.2575041483473015" table:style-name="ce26">
            <text:p>6.26</text:p>
          </table:table-cell>
          <table:table-cell office:value-type="float" office:value="1460" table:style-name="ce28">
            <text:p>1,460</text:p>
          </table:table-cell>
          <table:table-cell office:value-type="float" office:value="0.52073543536870748" table:style-name="ce26">
            <text:p>0.52</text:p>
          </table:table-cell>
          <table:table-cell office:value-type="float" office:value="6.3356144636526075" table:style-name="ce26">
            <text:p>6.34</text:p>
          </table:table-cell>
          <table:table-cell office:value-type="float" office:value="842" table:style-name="ce28">
            <text:p>842</text:p>
          </table:table-cell>
          <table:table-cell office:value-type="float" office:value="826" table:style-name="ce28">
            <text:p>826</text:p>
          </table:table-cell>
          <table:table-cell office:value-type="float" office:value="16" table:style-name="ce28">
            <text:p>16</text:p>
          </table:table-cell>
          <table:table-cell office:value-type="float" office:value="0.3003145456030491" table:style-name="ce26">
            <text:p>0.30</text:p>
          </table:table-cell>
          <table:table-cell office:value-type="float" office:value="3.6538269715037646" table:style-name="ce26">
            <text:p>3.65</text:p>
          </table:table-cell>
          <table:table-cell office:value-type="float" office:value="533" table:style-name="ce28">
            <text:p>533</text:p>
          </table:table-cell>
          <table:table-cell office:value-type="float" office:value="524" table:style-name="ce28">
            <text:p>524</text:p>
          </table:table-cell>
          <table:table-cell office:value-type="float" office:value="9" table:style-name="ce28">
            <text:p>9</text:p>
          </table:table-cell>
          <table:table-cell office:value-type="float" office:value="0.19010410072021991" table:style-name="ce26">
            <text:p>0.19</text:p>
          </table:table-cell>
          <table:table-cell office:value-type="float" office:value="2.3129332254293424" table:style-name="ce31">
            <text:p>2.3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3020" table:style-name="ce25">
            <text:p>–3,020</text:p>
          </table:table-cell>
          <table:table-cell office:value-type="float" office:value="-1.6276383775571304" table:style-name="ce26">
            <text:p>–1.63</text:p>
          </table:table-cell>
          <table:table-cell office:value-type="float" office:value="-19.802933593611751" table:style-name="ce26">
            <text:p>–19.80</text:p>
          </table:table-cell>
          <table:table-cell office:value-type="float" office:value="-484" table:style-name="ce28">
            <text:p>–484</text:p>
          </table:table-cell>
          <table:table-cell office:value-type="float" office:value="-0.26106576322090425" table:style-name="ce26">
            <text:p>–0.26</text:p>
          </table:table-cell>
          <table:table-cell office:value-type="float" office:value="-3.1763001191876681" table:style-name="ce26">
            <text:p>–3.18</text:p>
          </table:table-cell>
          <table:table-cell office:value-type="float" office:value="768" table:style-name="ce28">
            <text:p>768</text:p>
          </table:table-cell>
          <table:table-cell office:value-type="float" office:value="0.41425311188771585" table:style-name="ce26">
            <text:p>0.41</text:p>
          </table:table-cell>
          <table:table-cell office:value-type="float" office:value="5.0400795279672099" table:style-name="ce26">
            <text:p>5.04</text:p>
          </table:table-cell>
          <table:table-cell office:value-type="float" office:value="1252" table:style-name="ce28">
            <text:p>1,252</text:p>
          </table:table-cell>
          <table:table-cell office:value-type="float" office:value="0.6753188751086201" table:style-name="ce26">
            <text:p>0.68</text:p>
          </table:table-cell>
          <table:table-cell office:value-type="float" office:value="8.2163796471548771" table:style-name="ce26">
            <text:p>8.22</text:p>
          </table:table-cell>
          <table:table-cell office:value-type="float" office:value="505" table:style-name="ce28">
            <text:p>505</text:p>
          </table:table-cell>
          <table:table-cell office:value-type="float" office:value="494" table:style-name="ce28">
            <text:p>494</text:p>
          </table:table-cell>
          <table:table-cell office:value-type="float" office:value="11" table:style-name="ce28">
            <text:p>11</text:p>
          </table:table-cell>
          <table:table-cell office:value-type="float" office:value="0.27239299674908396" table:style-name="ce26">
            <text:p>0.27</text:p>
          </table:table-cell>
          <table:table-cell office:value-type="float" office:value="3.3141147937805218" table:style-name="ce26">
            <text:p>3.31</text:p>
          </table:table-cell>
          <table:table-cell office:value-type="float" office:value="294" table:style-name="ce28">
            <text:p>294</text:p>
          </table:table-cell>
          <table:table-cell office:value-type="float" office:value="291" table:style-name="ce28">
            <text:p>291</text:p>
          </table:table-cell>
          <table:table-cell office:value-type="float" office:value="3" table:style-name="ce28">
            <text:p>3</text:p>
          </table:table-cell>
          <table:table-cell office:value-type="float" office:value="0.15858126939451622" table:style-name="ce26">
            <text:p>0.16</text:p>
          </table:table-cell>
          <table:table-cell office:value-type="float" office:value="1.9294054442999473" table:style-name="ce31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5695" table:style-name="ce25">
            <text:p>–5,695</text:p>
          </table:table-cell>
          <table:table-cell office:value-type="float" office:value="-2.0847197909642863" table:style-name="ce26">
            <text:p>–2.08</text:p>
          </table:table-cell>
          <table:table-cell office:value-type="float" office:value="-25.364090790065482" table:style-name="ce26">
            <text:p>–25.36</text:p>
          </table:table-cell>
          <table:table-cell office:value-type="float" office:value="-509" table:style-name="ce28">
            <text:p>–509</text:p>
          </table:table-cell>
          <table:table-cell office:value-type="float" office:value="-0.18651968378134398" table:style-name="ce26">
            <text:p>–0.19</text:p>
          </table:table-cell>
          <table:table-cell office:value-type="float" office:value="-2.2693228193396848" table:style-name="ce26">
            <text:p>–2.27</text:p>
          </table:table-cell>
          <table:table-cell office:value-type="float" office:value="1274" table:style-name="ce28">
            <text:p>1,274</text:p>
          </table:table-cell>
          <table:table-cell office:value-type="float" office:value="0.46684887453326562" table:style-name="ce26">
            <text:p>0.47</text:p>
          </table:table-cell>
          <table:table-cell office:value-type="float" office:value="5.6799946401547317" table:style-name="ce26">
            <text:p>5.68</text:p>
          </table:table-cell>
          <table:table-cell office:value-type="float" office:value="1783" table:style-name="ce28">
            <text:p>1,783</text:p>
          </table:table-cell>
          <table:table-cell office:value-type="float" office:value="0.6533685583146096" table:style-name="ce26">
            <text:p>0.65</text:p>
          </table:table-cell>
          <table:table-cell office:value-type="float" office:value="7.9493174594944174" table:style-name="ce26">
            <text:p>7.95</text:p>
          </table:table-cell>
          <table:table-cell office:value-type="float" office:value="787" table:style-name="ce28">
            <text:p>787</text:p>
          </table:table-cell>
          <table:table-cell office:value-type="float" office:value="772" table:style-name="ce28">
            <text:p>772</text:p>
          </table:table-cell>
          <table:table-cell office:value-type="float" office:value="15" table:style-name="ce28">
            <text:p>15</text:p>
          </table:table-cell>
          <table:table-cell office:value-type="float" office:value="0.28839094525720571" table:style-name="ce26">
            <text:p>0.29</text:p>
          </table:table-cell>
          <table:table-cell office:value-type="float" office:value="3.5087565006293362" table:style-name="ce26">
            <text:p>3.51</text:p>
          </table:table-cell>
          <table:table-cell office:value-type="float" office:value="497" table:style-name="ce28">
            <text:p>497</text:p>
          </table:table-cell>
          <table:table-cell office:value-type="float" office:value="491" table:style-name="ce28">
            <text:p>491</text:p>
          </table:table-cell>
          <table:table-cell office:value-type="float" office:value="6" table:style-name="ce28">
            <text:p>6</text:p>
          </table:table-cell>
          <table:table-cell office:value-type="float" office:value="0.18212236314209812" table:style-name="ce26">
            <text:p>0.18</text:p>
          </table:table-cell>
          <table:table-cell office:value-type="float" office:value="2.2158220848955272" table:style-name="ce31">
            <text:p>2.2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9875" table:style-name="ce25">
            <text:p>–9,875</text:p>
          </table:table-cell>
          <table:table-cell office:value-type="float" office:value="-1.4160373724885233" table:style-name="ce26">
            <text:p>–1.42</text:p>
          </table:table-cell>
          <table:table-cell office:value-type="float" office:value="-17.228454698610363" table:style-name="ce26">
            <text:p>–17.23</text:p>
          </table:table-cell>
          <table:table-cell office:value-type="float" office:value="-2184" table:style-name="ce28">
            <text:p>–2,184</text:p>
          </table:table-cell>
          <table:table-cell office:value-type="float" office:value="-0.3133991705971309" table:style-name="ce26">
            <text:p>–0.31</text:p>
          </table:table-cell>
          <table:table-cell office:value-type="float" office:value="-3.8130232422650927" table:style-name="ce26">
            <text:p>–3.81</text:p>
          </table:table-cell>
          <table:table-cell office:value-type="float" office:value="3122" table:style-name="ce28">
            <text:p>3,122</text:p>
          </table:table-cell>
          <table:table-cell office:value-type="float" office:value="0.44800009643051403" table:style-name="ce26">
            <text:p>0.45</text:p>
          </table:table-cell>
          <table:table-cell office:value-type="float" office:value="5.4506678399045869" table:style-name="ce26">
            <text:p>5.45</text:p>
          </table:table-cell>
          <table:table-cell office:value-type="float" office:value="5306" table:style-name="ce28">
            <text:p>5,306</text:p>
          </table:table-cell>
          <table:table-cell office:value-type="float" office:value="0.76139926702764493" table:style-name="ce26">
            <text:p>0.76</text:p>
          </table:table-cell>
          <table:table-cell office:value-type="float" office:value="9.2636910821696805" table:style-name="ce26">
            <text:p>9.26</text:p>
          </table:table-cell>
          <table:table-cell office:value-type="float" office:value="1909" table:style-name="ce28">
            <text:p>1,909</text:p>
          </table:table-cell>
          <table:table-cell office:value-type="float" office:value="1866" table:style-name="ce28">
            <text:p>1,866</text:p>
          </table:table-cell>
          <table:table-cell office:value-type="float" office:value="43" table:style-name="ce28">
            <text:p>43</text:p>
          </table:table-cell>
          <table:table-cell office:value-type="float" office:value="0.2739372786950196" table:style-name="ce26">
            <text:p>0.27</text:p>
          </table:table-cell>
          <table:table-cell office:value-type="float" office:value="3.3329035574560719" table:style-name="ce26">
            <text:p>3.33</text:p>
          </table:table-cell>
          <table:table-cell office:value-type="float" office:value="1207" table:style-name="ce28">
            <text:p>1,207</text:p>
          </table:table-cell>
          <table:table-cell office:value-type="float" office:value="1190" table:style-name="ce28">
            <text:p>1,190</text:p>
          </table:table-cell>
          <table:table-cell office:value-type="float" office:value="17" table:style-name="ce28">
            <text:p>17</text:p>
          </table:table-cell>
          <table:table-cell office:value-type="float" office:value="0.1732018310030847" table:style-name="ce26">
            <text:p>0.17</text:p>
          </table:table-cell>
          <table:table-cell office:value-type="float" office:value="2.1072889438708642" table:style-name="ce31">
            <text:p>2.1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472" table:style-name="ce33">
            <text:p>–472</text:p>
          </table:table-cell>
          <table:table-cell office:value-type="float" office:value="-1.0502074827283143" table:style-name="ce34">
            <text:p>–1.05</text:p>
          </table:table-cell>
          <table:table-cell office:value-type="float" office:value="-12.777524373194492" table:style-name="ce34">
            <text:p>–12.78</text:p>
          </table:table-cell>
          <table:table-cell office:value-type="float" office:value="-136" table:style-name="ce35">
            <text:p>–136</text:p>
          </table:table-cell>
          <table:table-cell office:value-type="float" office:value="-0.30276113704616436" table:style-name="ce34">
            <text:p>–0.30</text:p>
          </table:table-cell>
          <table:table-cell office:value-type="float" office:value="-3.6835938340616661" table:style-name="ce34">
            <text:p>–3.68</text:p>
          </table:table-cell>
          <table:table-cell office:value-type="float" office:value="188" table:style-name="ce35">
            <text:p>188</text:p>
          </table:table-cell>
          <table:table-cell office:value-type="float" office:value="0.41852274826969782" table:style-name="ce34">
            <text:p>0.42</text:p>
          </table:table-cell>
          <table:table-cell office:value-type="float" office:value="5.0920267706146563" table:style-name="ce34">
            <text:p>5.09</text:p>
          </table:table-cell>
          <table:table-cell office:value-type="float" office:value="324" table:style-name="ce35">
            <text:p>324</text:p>
          </table:table-cell>
          <table:table-cell office:value-type="float" office:value="0.72128388531586229" table:style-name="ce34">
            <text:p>0.72</text:p>
          </table:table-cell>
          <table:table-cell office:value-type="float" office:value="8.775620604676325" table:style-name="ce34">
            <text:p>8.78</text:p>
          </table:table-cell>
          <table:table-cell office:value-type="float" office:value="130" table:style-name="ce35">
            <text:p>130</text:p>
          </table:table-cell>
          <table:table-cell office:value-type="float" office:value="126" table:style-name="ce35">
            <text:p>126</text:p>
          </table:table-cell>
          <table:table-cell office:value-type="float" office:value="4" table:style-name="ce35">
            <text:p>4</text:p>
          </table:table-cell>
          <table:table-cell office:value-type="float" office:value="0.28940402805883364" table:style-name="ce34">
            <text:p>0.29</text:p>
          </table:table-cell>
          <table:table-cell office:value-type="float" office:value="3.5210823413824759" table:style-name="ce34">
            <text:p>3.52</text:p>
          </table:table-cell>
          <table:table-cell office:value-type="float" office:value="81" table:style-name="ce35">
            <text:p>81</text:p>
          </table:table-cell>
          <table:table-cell office:value-type="float" office:value="81" table:style-name="ce35">
            <text:p>81</text:p>
          </table:table-cell>
          <table:table-cell office:value-type="float" office:value="0" table:style-name="ce35">
            <text:p>—</text:p>
          </table:table-cell>
          <table:table-cell office:value-type="float" office:value="0.18032097132896557" table:style-name="ce34">
            <text:p>0.18</text:p>
          </table:table-cell>
          <table:table-cell office:value-type="float" office:value="2.1939051511690812" table:style-name="ce36">
            <text:p>2.1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-64" table:style-name="ce33">
            <text:p>–64</text:p>
          </table:table-cell>
          <table:table-cell office:value-type="float" office:value="-0.11116012964050119" table:style-name="ce34">
            <text:p>–0.11</text:p>
          </table:table-cell>
          <table:table-cell office:value-type="float" office:value="-1.3524482439594312" table:style-name="ce34">
            <text:p>–1.35</text:p>
          </table:table-cell>
          <table:table-cell office:value-type="float" office:value="-30" table:style-name="ce35">
            <text:p>–30</text:p>
          </table:table-cell>
          <table:table-cell office:value-type="float" office:value="-5.2109207002087841E-2" table:style-name="ce34">
            <text:p>–0.05</text:p>
          </table:table-cell>
          <table:table-cell office:value-type="float" office:value="-0.63399535185873535" table:style-name="ce34">
            <text:p>–0.63</text:p>
          </table:table-cell>
          <table:table-cell office:value-type="float" office:value="303" table:style-name="ce35">
            <text:p>303</text:p>
          </table:table-cell>
          <table:table-cell office:value-type="float" office:value="0.52630299072108722" table:style-name="ce34">
            <text:p>0.53</text:p>
          </table:table-cell>
          <table:table-cell office:value-type="float" office:value="6.4033530537732268" table:style-name="ce34">
            <text:p>6.40</text:p>
          </table:table-cell>
          <table:table-cell office:value-type="float" office:value="333" table:style-name="ce35">
            <text:p>333</text:p>
          </table:table-cell>
          <table:table-cell office:value-type="float" office:value="0.57841219772317498" table:style-name="ce34">
            <text:p>0.58</text:p>
          </table:table-cell>
          <table:table-cell office:value-type="float" office:value="7.0373484056319624" table:style-name="ce34">
            <text:p>7.04</text:p>
          </table:table-cell>
          <table:table-cell office:value-type="float" office:value="179" table:style-name="ce35">
            <text:p>179</text:p>
          </table:table-cell>
          <table:table-cell office:value-type="float" office:value="177" table:style-name="ce35">
            <text:p>177</text:p>
          </table:table-cell>
          <table:table-cell office:value-type="float" office:value="2" table:style-name="ce35">
            <text:p>2</text:p>
          </table:table-cell>
          <table:table-cell office:value-type="float" office:value="0.31091826844579079" table:style-name="ce34">
            <text:p>0.31</text:p>
          </table:table-cell>
          <table:table-cell office:value-type="float" office:value="3.7828389327571212" table:style-name="ce34">
            <text:p>3.78</text:p>
          </table:table-cell>
          <table:table-cell office:value-type="float" office:value="107" table:style-name="ce35">
            <text:p>107</text:p>
          </table:table-cell>
          <table:table-cell office:value-type="float" office:value="105" table:style-name="ce35">
            <text:p>105</text:p>
          </table:table-cell>
          <table:table-cell office:value-type="float" office:value="2" table:style-name="ce35">
            <text:p>2</text:p>
          </table:table-cell>
          <table:table-cell office:value-type="float" office:value="0.18585617164077997" table:style-name="ce34">
            <text:p>0.19</text:p>
          </table:table-cell>
          <table:table-cell office:value-type="float" office:value="2.2612500882961561" table:style-name="ce36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805" table:style-name="ce33">
            <text:p>–805</text:p>
          </table:table-cell>
          <table:table-cell office:value-type="float" office:value="-1.5002282956102015" table:style-name="ce34">
            <text:p>–1.50</text:p>
          </table:table-cell>
          <table:table-cell office:value-type="float" office:value="-18.252777596590786" table:style-name="ce34">
            <text:p>–18.25</text:p>
          </table:table-cell>
          <table:table-cell office:value-type="float" office:value="-273" table:style-name="ce35">
            <text:p>–273</text:p>
          </table:table-cell>
          <table:table-cell office:value-type="float" office:value="-0.50915499853128365" table:style-name="ce34">
            <text:p>–0.51</text:p>
          </table:table-cell>
          <table:table-cell office:value-type="float" office:value="-6.1947191487972839" table:style-name="ce34">
            <text:p>–6.19</text:p>
          </table:table-cell>
          <table:table-cell office:value-type="float" office:value="177" table:style-name="ce35">
            <text:p>177</text:p>
          </table:table-cell>
          <table:table-cell office:value-type="float" office:value="0.33011148256423883" table:style-name="ce34">
            <text:p>0.33</text:p>
          </table:table-cell>
          <table:table-cell office:value-type="float" office:value="4.0163563711982393" table:style-name="ce34">
            <text:p>4.02</text:p>
          </table:table-cell>
          <table:table-cell office:value-type="float" office:value="450" table:style-name="ce35">
            <text:p>450</text:p>
          </table:table-cell>
          <table:table-cell office:value-type="float" office:value="0.8392664810955226" table:style-name="ce34">
            <text:p>0.84</text:p>
          </table:table-cell>
          <table:table-cell office:value-type="float" office:value="10.211075519995523" table:style-name="ce34">
            <text:p>10.21</text:p>
          </table:table-cell>
          <table:table-cell office:value-type="float" office:value="139" table:style-name="ce35">
            <text:p>139</text:p>
          </table:table-cell>
          <table:table-cell office:value-type="float" office:value="136" table:style-name="ce35">
            <text:p>136</text:p>
          </table:table-cell>
          <table:table-cell office:value-type="float" office:value="3" table:style-name="ce35">
            <text:p>3</text:p>
          </table:table-cell>
          <table:table-cell office:value-type="float" office:value="0.25924009082728361" table:style-name="ce34">
            <text:p>0.26</text:p>
          </table:table-cell>
          <table:table-cell office:value-type="float" office:value="3.1540877717319509" table:style-name="ce34">
            <text:p>3.15</text:p>
          </table:table-cell>
          <table:table-cell office:value-type="float" office:value="82" table:style-name="ce35">
            <text:p>82</text:p>
          </table:table-cell>
          <table:table-cell office:value-type="float" office:value="82" table:style-name="ce35">
            <text:p>82</text:p>
          </table:table-cell>
          <table:table-cell office:value-type="float" office:value="0" table:style-name="ce35">
            <text:p>—</text:p>
          </table:table-cell>
          <table:table-cell office:value-type="float" office:value="0.15293300322185077" table:style-name="ce34">
            <text:p>0.15</text:p>
          </table:table-cell>
          <table:table-cell office:value-type="float" office:value="1.8606848725325176" table:style-name="ce36">
            <text:p>1.8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2369" table:style-name="ce33">
            <text:p>–2,369</text:p>
          </table:table-cell>
          <table:table-cell office:value-type="float" office:value="-1.8942437857369601" table:style-name="ce34">
            <text:p>–1.89</text:p>
          </table:table-cell>
          <table:table-cell office:value-type="float" office:value="-23.046632726466346" table:style-name="ce34">
            <text:p>–23.05</text:p>
          </table:table-cell>
          <table:table-cell office:value-type="float" office:value="-69" table:style-name="ce35">
            <text:p>–69</text:p>
          </table:table-cell>
          <table:table-cell office:value-type="float" office:value="-5.5224453387960191E-2" table:style-name="ce34">
            <text:p>–0.06</text:p>
          </table:table-cell>
          <table:table-cell office:value-type="float" office:value="-0.67189751622018234" table:style-name="ce34">
            <text:p>–0.67</text:p>
          </table:table-cell>
          <table:table-cell office:value-type="float" office:value="800" table:style-name="ce35">
            <text:p>800</text:p>
          </table:table-cell>
          <table:table-cell office:value-type="float" office:value="0.64028351754156743" table:style-name="ce34">
            <text:p>0.64</text:p>
          </table:table-cell>
          <table:table-cell office:value-type="float" office:value="7.7901161300890696" table:style-name="ce34">
            <text:p>7.79</text:p>
          </table:table-cell>
          <table:table-cell office:value-type="float" office:value="869" table:style-name="ce35">
            <text:p>869</text:p>
          </table:table-cell>
          <table:table-cell office:value-type="float" office:value="0.69550797092952754" table:style-name="ce34">
            <text:p>0.70</text:p>
          </table:table-cell>
          <table:table-cell office:value-type="float" office:value="8.4620136463092521" table:style-name="ce34">
            <text:p>8.46</text:p>
          </table:table-cell>
          <table:table-cell office:value-type="float" office:value="345" table:style-name="ce35">
            <text:p>345</text:p>
          </table:table-cell>
          <table:table-cell office:value-type="float" office:value="338" table:style-name="ce35">
            <text:p>338</text:p>
          </table:table-cell>
          <table:table-cell office:value-type="float" office:value="7" table:style-name="ce35">
            <text:p>7</text:p>
          </table:table-cell>
          <table:table-cell office:value-type="float" office:value="0.27612226693980096" table:style-name="ce34">
            <text:p>0.28</text:p>
          </table:table-cell>
          <table:table-cell office:value-type="float" office:value="3.3594875811009119" table:style-name="ce34">
            <text:p>3.36</text:p>
          </table:table-cell>
          <table:table-cell office:value-type="float" office:value="191" table:style-name="ce35">
            <text:p>191</text:p>
          </table:table-cell>
          <table:table-cell office:value-type="float" office:value="190" table:style-name="ce35">
            <text:p>190</text:p>
          </table:table-cell>
          <table:table-cell office:value-type="float" office:value="1" table:style-name="ce35">
            <text:p>1</text:p>
          </table:table-cell>
          <table:table-cell office:value-type="float" office:value="0.15286768981304921" table:style-name="ce34">
            <text:p>0.15</text:p>
          </table:table-cell>
          <table:table-cell office:value-type="float" office:value="1.8598902260587653" table:style-name="ce36">
            <text:p>1.8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898" table:style-name="ce33">
            <text:p>–898</text:p>
          </table:table-cell>
          <table:table-cell office:value-type="float" office:value="-1.8598254912072505" table:style-name="ce34">
            <text:p>–1.86</text:p>
          </table:table-cell>
          <table:table-cell office:value-type="float" office:value="-22.627876809688214" table:style-name="ce34">
            <text:p>–22.63</text:p>
          </table:table-cell>
          <table:table-cell office:value-type="float" office:value="-264" table:style-name="ce35">
            <text:p>–264</text:p>
          </table:table-cell>
          <table:table-cell office:value-type="float" office:value="-0.5472727574254963" table:style-name="ce34">
            <text:p>–0.55</text:p>
          </table:table-cell>
          <table:table-cell office:value-type="float" office:value="-6.6584852153435374" table:style-name="ce34">
            <text:p>–6.66</text:p>
          </table:table-cell>
          <table:table-cell office:value-type="float" office:value="168" table:style-name="ce35">
            <text:p>168</text:p>
          </table:table-cell>
          <table:table-cell office:value-type="float" office:value="0.34826448199804305" table:style-name="ce34">
            <text:p>0.35</text:p>
          </table:table-cell>
          <table:table-cell office:value-type="float" office:value="4.2372178643095246" table:style-name="ce34">
            <text:p>4.24</text:p>
          </table:table-cell>
          <table:table-cell office:value-type="float" office:value="432" table:style-name="ce35">
            <text:p>432</text:p>
          </table:table-cell>
          <table:table-cell office:value-type="float" office:value="0.89553723942353936" table:style-name="ce34">
            <text:p>0.90</text:p>
          </table:table-cell>
          <table:table-cell office:value-type="float" office:value="10.895703079653062" table:style-name="ce34">
            <text:p>10.90</text:p>
          </table:table-cell>
          <table:table-cell office:value-type="float" office:value="122" table:style-name="ce35">
            <text:p>122</text:p>
          </table:table-cell>
          <table:table-cell office:value-type="float" office:value="120" table:style-name="ce35">
            <text:p>120</text:p>
          </table:table-cell>
          <table:table-cell office:value-type="float" office:value="2" table:style-name="ce35">
            <text:p>2</text:p>
          </table:table-cell>
          <table:table-cell office:value-type="float" office:value="0.25290635002238843" table:style-name="ce34">
            <text:p>0.25</text:p>
          </table:table-cell>
          <table:table-cell office:value-type="float" office:value="3.0770272586057255" table:style-name="ce34">
            <text:p>3.08</text:p>
          </table:table-cell>
          <table:table-cell office:value-type="float" office:value="93" table:style-name="ce35">
            <text:p>93</text:p>
          </table:table-cell>
          <table:table-cell office:value-type="float" office:value="90" table:style-name="ce35">
            <text:p>90</text:p>
          </table:table-cell>
          <table:table-cell office:value-type="float" office:value="3" table:style-name="ce35">
            <text:p>3</text:p>
          </table:table-cell>
          <table:table-cell office:value-type="float" office:value="0.19278926682034528" table:style-name="ce34">
            <text:p>0.19</text:p>
          </table:table-cell>
          <table:table-cell office:value-type="float" office:value="2.3456027463142011" table:style-name="ce36">
            <text:p>2.3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1012" table:style-name="ce33">
            <text:p>–1,012</text:p>
          </table:table-cell>
          <table:table-cell office:value-type="float" office:value="-1.5157256536566881" table:style-name="ce34">
            <text:p>–1.52</text:p>
          </table:table-cell>
          <table:table-cell office:value-type="float" office:value="-18.441328786156372" table:style-name="ce34">
            <text:p>–18.44</text:p>
          </table:table-cell>
          <table:table-cell office:value-type="float" office:value="-378" table:style-name="ce35">
            <text:p>–378</text:p>
          </table:table-cell>
          <table:table-cell office:value-type="float" office:value="-0.56657988101822498" table:style-name="ce34">
            <text:p>–0.57</text:p>
          </table:table-cell>
          <table:table-cell office:value-type="float" office:value="-6.8933885523884033" table:style-name="ce34">
            <text:p>–6.89</text:p>
          </table:table-cell>
          <table:table-cell office:value-type="float" office:value="249" table:style-name="ce35">
            <text:p>249</text:p>
          </table:table-cell>
          <table:table-cell office:value-type="float" office:value="0.37322325495644976" table:style-name="ce34">
            <text:p>0.37</text:p>
          </table:table-cell>
          <table:table-cell office:value-type="float" office:value="4.5408829353034719" table:style-name="ce34">
            <text:p>4.54</text:p>
          </table:table-cell>
          <table:table-cell office:value-type="float" office:value="627" table:style-name="ce35">
            <text:p>627</text:p>
          </table:table-cell>
          <table:table-cell office:value-type="float" office:value="0.9398031359746748" table:style-name="ce34">
            <text:p>0.94</text:p>
          </table:table-cell>
          <table:table-cell office:value-type="float" office:value="11.434271487691877" table:style-name="ce34">
            <text:p>11.43</text:p>
          </table:table-cell>
          <table:table-cell office:value-type="float" office:value="170" table:style-name="ce35">
            <text:p>170</text:p>
          </table:table-cell>
          <table:table-cell office:value-type="float" office:value="167" table:style-name="ce35">
            <text:p>167</text:p>
          </table:table-cell>
          <table:table-cell office:value-type="float" office:value="3" table:style-name="ce35">
            <text:p>3</text:p>
          </table:table-cell>
          <table:table-cell office:value-type="float" office:value="0.25481105760078904" table:style-name="ce34">
            <text:p>0.25</text:p>
          </table:table-cell>
          <table:table-cell office:value-type="float" office:value="3.1002012008095998" table:style-name="ce34">
            <text:p>3.10</text:p>
          </table:table-cell>
          <table:table-cell office:value-type="float" office:value="101" table:style-name="ce35">
            <text:p>101</text:p>
          </table:table-cell>
          <table:table-cell office:value-type="float" office:value="101" table:style-name="ce35">
            <text:p>101</text:p>
          </table:table-cell>
          <table:table-cell office:value-type="float" office:value="0" table:style-name="ce35">
            <text:p>—</text:p>
          </table:table-cell>
          <table:table-cell office:value-type="float" office:value="0.15138774598635113" table:style-name="ce34">
            <text:p>0.15</text:p>
          </table:table-cell>
          <table:table-cell office:value-type="float" office:value="1.8418842428339388" table:style-name="ce36">
            <text:p>1.8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683" table:style-name="ce33">
            <text:p>–683</text:p>
          </table:table-cell>
          <table:table-cell office:value-type="float" office:value="-1.3896038103221318" table:style-name="ce34">
            <text:p>–1.39</text:p>
          </table:table-cell>
          <table:table-cell office:value-type="float" office:value="-16.906846358919267" table:style-name="ce34">
            <text:p>–16.91</text:p>
          </table:table-cell>
          <table:table-cell office:value-type="float" office:value="-249" table:style-name="ce35">
            <text:p>–249</text:p>
          </table:table-cell>
          <table:table-cell office:value-type="float" office:value="-0.50695743084561107" table:style-name="ce34">
            <text:p>–0.51</text:p>
          </table:table-cell>
          <table:table-cell office:value-type="float" office:value="-6.1679820752882675" table:style-name="ce34">
            <text:p>–6.17</text:p>
          </table:table-cell>
          <table:table-cell office:value-type="float" office:value="181" table:style-name="ce35">
            <text:p>181</text:p>
          </table:table-cell>
          <table:table-cell office:value-type="float" office:value="0.36851122483154863" table:style-name="ce34">
            <text:p>0.37</text:p>
          </table:table-cell>
          <table:table-cell office:value-type="float" office:value="4.4835532354505085" table:style-name="ce34">
            <text:p>4.48</text:p>
          </table:table-cell>
          <table:table-cell office:value-type="float" office:value="430" table:style-name="ce35">
            <text:p>430</text:p>
          </table:table-cell>
          <table:table-cell office:value-type="float" office:value="0.8754686556771597" table:style-name="ce34">
            <text:p>0.88</text:p>
          </table:table-cell>
          <table:table-cell office:value-type="float" office:value="10.651535310738776" table:style-name="ce34">
            <text:p>10.65</text:p>
          </table:table-cell>
          <table:table-cell office:value-type="float" office:value="118" table:style-name="ce35">
            <text:p>118</text:p>
          </table:table-cell>
          <table:table-cell office:value-type="float" office:value="117" table:style-name="ce35">
            <text:p>117</text:p>
          </table:table-cell>
          <table:table-cell office:value-type="float" office:value="1" table:style-name="ce35">
            <text:p>1</text:p>
          </table:table-cell>
          <table:table-cell office:value-type="float" office:value="0.24024488690675547" table:style-name="ce34">
            <text:p>0.24</text:p>
          </table:table-cell>
          <table:table-cell office:value-type="float" office:value="2.9229794573655252" table:style-name="ce34">
            <text:p>2.92</text:p>
          </table:table-cell>
          <table:table-cell office:value-type="float" office:value="69" table:style-name="ce35">
            <text:p>69</text:p>
          </table:table-cell>
          <table:table-cell office:value-type="float" office:value="67" table:style-name="ce35">
            <text:p>67</text:p>
          </table:table-cell>
          <table:table-cell office:value-type="float" office:value="2" table:style-name="ce35">
            <text:p>2</text:p>
          </table:table-cell>
          <table:table-cell office:value-type="float" office:value="0.14048217963191631" table:style-name="ce34">
            <text:p>0.14</text:p>
          </table:table-cell>
          <table:table-cell office:value-type="float" office:value="1.7091998521883152" table:style-name="ce36">
            <text:p>1.7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537" table:style-name="ce33">
            <text:p>–537</text:p>
          </table:table-cell>
          <table:table-cell office:value-type="float" office:value="-0.66964786747706107" table:style-name="ce34">
            <text:p>–0.67</text:p>
          </table:table-cell>
          <table:table-cell office:value-type="float" office:value="-8.1473823876375757" table:style-name="ce34">
            <text:p>–8.15</text:p>
          </table:table-cell>
          <table:table-cell office:value-type="float" office:value="-397" table:style-name="ce35">
            <text:p>–397</text:p>
          </table:table-cell>
          <table:table-cell office:value-type="float" office:value="-0.49523137097382819" table:style-name="ce34">
            <text:p>–0.50</text:p>
          </table:table-cell>
          <table:table-cell office:value-type="float" office:value="-6.0253150135149101" table:style-name="ce34">
            <text:p>–6.03</text:p>
          </table:table-cell>
          <table:table-cell office:value-type="float" office:value="259" table:style-name="ce35">
            <text:p>259</text:p>
          </table:table-cell>
          <table:table-cell office:value-type="float" office:value="0.32308545360761087" table:style-name="ce34">
            <text:p>0.32</text:p>
          </table:table-cell>
          <table:table-cell office:value-type="float" office:value="3.9308730188925991" table:style-name="ce34">
            <text:p>3.93</text:p>
          </table:table-cell>
          <table:table-cell office:value-type="float" office:value="656" table:style-name="ce35">
            <text:p>656</text:p>
          </table:table-cell>
          <table:table-cell office:value-type="float" office:value="0.81831682458143906" table:style-name="ce34">
            <text:p>0.82</text:p>
          </table:table-cell>
          <table:table-cell office:value-type="float" office:value="9.9561880324075087" table:style-name="ce34">
            <text:p>9.96</text:p>
          </table:table-cell>
          <table:table-cell office:value-type="float" office:value="239" table:style-name="ce35">
            <text:p>239</text:p>
          </table:table-cell>
          <table:table-cell office:value-type="float" office:value="231" table:style-name="ce35">
            <text:p>231</text:p>
          </table:table-cell>
          <table:table-cell office:value-type="float" office:value="8" table:style-name="ce35">
            <text:p>8</text:p>
          </table:table-cell>
          <table:table-cell office:value-type="float" office:value="0.29813676993134747" table:style-name="ce34">
            <text:p>0.30</text:p>
          </table:table-cell>
          <table:table-cell office:value-type="float" office:value="3.627330700831394" table:style-name="ce34">
            <text:p>3.63</text:p>
          </table:table-cell>
          <table:table-cell office:value-type="float" office:value="152" table:style-name="ce35">
            <text:p>152</text:p>
          </table:table-cell>
          <table:table-cell office:value-type="float" office:value="150" table:style-name="ce35">
            <text:p>150</text:p>
          </table:table-cell>
          <table:table-cell office:value-type="float" office:value="2" table:style-name="ce35">
            <text:p>2</text:p>
          </table:table-cell>
          <table:table-cell office:value-type="float" office:value="0.18960999593960173" table:style-name="ce34">
            <text:p>0.19</text:p>
          </table:table-cell>
          <table:table-cell office:value-type="float" office:value="2.3069216172651545" table:style-name="ce36">
            <text:p>2.3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73" table:style-name="ce33">
            <text:p>–73</text:p>
          </table:table-cell>
          <table:table-cell office:value-type="float" office:value="-0.34267152352698188" table:style-name="ce34">
            <text:p>–0.34</text:p>
          </table:table-cell>
          <table:table-cell office:value-type="float" office:value="-4.1691702029116131" table:style-name="ce34">
            <text:p>–4.17</text:p>
          </table:table-cell>
          <table:table-cell office:value-type="float" office:value="-98" table:style-name="ce35">
            <text:p>–98</text:p>
          </table:table-cell>
          <table:table-cell office:value-type="float" office:value="-0.46010361721257026" table:style-name="ce34">
            <text:p>–0.46</text:p>
          </table:table-cell>
          <table:table-cell office:value-type="float" office:value="-5.5979273427529384" table:style-name="ce34">
            <text:p>–5.60</text:p>
          </table:table-cell>
          <table:table-cell office:value-type="float" office:value="101" table:style-name="ce35">
            <text:p>101</text:p>
          </table:table-cell>
          <table:table-cell office:value-type="float" office:value="0.47418842182111831" table:style-name="ce34">
            <text:p>0.47</text:p>
          </table:table-cell>
          <table:table-cell office:value-type="float" office:value="5.7692924654902722" table:style-name="ce34">
            <text:p>5.77</text:p>
          </table:table-cell>
          <table:table-cell office:value-type="float" office:value="199" table:style-name="ce35">
            <text:p>199</text:p>
          </table:table-cell>
          <table:table-cell office:value-type="float" office:value="0.93429203903368852" table:style-name="ce34">
            <text:p>0.93</text:p>
          </table:table-cell>
          <table:table-cell office:value-type="float" office:value="11.36721980824321" table:style-name="ce34">
            <text:p>11.37</text:p>
          </table:table-cell>
          <table:table-cell office:value-type="float" office:value="64" table:style-name="ce35">
            <text:p>64</text:p>
          </table:table-cell>
          <table:table-cell office:value-type="float" office:value="62" table:style-name="ce35">
            <text:p>62</text:p>
          </table:table-cell>
          <table:table-cell office:value-type="float" office:value="2" table:style-name="ce35">
            <text:p>2</text:p>
          </table:table-cell>
          <table:table-cell office:value-type="float" office:value="0.30047583164902542" table:style-name="ce34">
            <text:p>0.30</text:p>
          </table:table-cell>
          <table:table-cell office:value-type="float" office:value="3.6557892850631433" table:style-name="ce34">
            <text:p>3.66</text:p>
          </table:table-cell>
          <table:table-cell office:value-type="float" office:value="44" table:style-name="ce35">
            <text:p>44</text:p>
          </table:table-cell>
          <table:table-cell office:value-type="float" office:value="43" table:style-name="ce35">
            <text:p>43</text:p>
          </table:table-cell>
          <table:table-cell office:value-type="float" office:value="1" table:style-name="ce35">
            <text:p>1</text:p>
          </table:table-cell>
          <table:table-cell office:value-type="float" office:value="0.206577134258705" table:style-name="ce34">
            <text:p>0.21</text:p>
          </table:table-cell>
          <table:table-cell office:value-type="float" office:value="2.513355133480911" table:style-name="ce36">
            <text:p>2.5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563" table:style-name="ce33">
            <text:p>–563</text:p>
          </table:table-cell>
          <table:table-cell office:value-type="float" office:value="-1.7571511056319347" table:style-name="ce34">
            <text:p>–1.76</text:p>
          </table:table-cell>
          <table:table-cell office:value-type="float" office:value="-21.378671785188537" table:style-name="ce34">
            <text:p>–21.38</text:p>
          </table:table-cell>
          <table:table-cell office:value-type="float" office:value="-117" table:style-name="ce35">
            <text:p>–117</text:p>
          </table:table-cell>
          <table:table-cell office:value-type="float" office:value="-0.36548394603957535" table:style-name="ce34">
            <text:p>–0.37</text:p>
          </table:table-cell>
          <table:table-cell office:value-type="float" office:value="-4.4467213434815003" table:style-name="ce34">
            <text:p>–4.45</text:p>
          </table:table-cell>
          <table:table-cell office:value-type="float" office:value="137" table:style-name="ce35">
            <text:p>137</text:p>
          </table:table-cell>
          <table:table-cell office:value-type="float" office:value="0.42795983425146855" table:style-name="ce34">
            <text:p>0.43</text:p>
          </table:table-cell>
          <table:table-cell office:value-type="float" office:value="5.2068446500595345" table:style-name="ce34">
            <text:p>5.21</text:p>
          </table:table-cell>
          <table:table-cell office:value-type="float" office:value="254" table:style-name="ce35">
            <text:p>254</text:p>
          </table:table-cell>
          <table:table-cell office:value-type="float" office:value="0.7934437802910439" table:style-name="ce34">
            <text:p>0.79</text:p>
          </table:table-cell>
          <table:table-cell office:value-type="float" office:value="9.653565993541033" table:style-name="ce34">
            <text:p>9.65</text:p>
          </table:table-cell>
          <table:table-cell office:value-type="float" office:value="100" table:style-name="ce35">
            <text:p>100</text:p>
          </table:table-cell>
          <table:table-cell office:value-type="float" office:value="96" table:style-name="ce35">
            <text:p>96</text:p>
          </table:table-cell>
          <table:table-cell office:value-type="float" office:value="4" table:style-name="ce35">
            <text:p>4</text:p>
          </table:table-cell>
          <table:table-cell office:value-type="float" office:value="0.31237944105946613" table:style-name="ce34">
            <text:p>0.31</text:p>
          </table:table-cell>
          <table:table-cell office:value-type="float" office:value="3.8006165328901709" table:style-name="ce34">
            <text:p>3.80</text:p>
          </table:table-cell>
          <table:table-cell office:value-type="float" office:value="72" table:style-name="ce35">
            <text:p>72</text:p>
          </table:table-cell>
          <table:table-cell office:value-type="float" office:value="70" table:style-name="ce35">
            <text:p>70</text:p>
          </table:table-cell>
          <table:table-cell office:value-type="float" office:value="2" table:style-name="ce35">
            <text:p>2</text:p>
          </table:table-cell>
          <table:table-cell office:value-type="float" office:value="0.22491319756281561" table:style-name="ce34">
            <text:p>0.22</text:p>
          </table:table-cell>
          <table:table-cell office:value-type="float" office:value="2.7364439036809229" table:style-name="ce36">
            <text:p>2.7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42" table:style-name="ce33">
            <text:p>42</text:p>
          </table:table-cell>
          <table:table-cell office:value-type="float" office:value="0.39557707159944999" table:style-name="ce34">
            <text:p>0.40</text:p>
          </table:table-cell>
          <table:table-cell office:value-type="float" office:value="4.8128543711266412" table:style-name="ce34">
            <text:p>4.81</text:p>
          </table:table-cell>
          <table:table-cell office:value-type="float" office:value="-7" table:style-name="ce35">
            <text:p>–7</text:p>
          </table:table-cell>
          <table:table-cell office:value-type="float" office:value="-6.5916474410282977E-2" table:style-name="ce34">
            <text:p>–0.07</text:p>
          </table:table-cell>
          <table:table-cell office:value-type="float" office:value="-0.80198377199177617" table:style-name="ce34">
            <text:p>–0.80</text:p>
          </table:table-cell>
          <table:table-cell office:value-type="float" office:value="68" table:style-name="ce35">
            <text:p>68</text:p>
          </table:table-cell>
          <table:table-cell office:value-type="float" office:value="0.64033146569989163" table:style-name="ce34">
            <text:p>0.64</text:p>
          </table:table-cell>
          <table:table-cell office:value-type="float" office:value="7.7906994993486824" table:style-name="ce34">
            <text:p>7.79</text:p>
          </table:table-cell>
          <table:table-cell office:value-type="float" office:value="75" table:style-name="ce35">
            <text:p>75</text:p>
          </table:table-cell>
          <table:table-cell office:value-type="float" office:value="0.70624794011017478" table:style-name="ce34">
            <text:p>0.71</text:p>
          </table:table-cell>
          <table:table-cell office:value-type="float" office:value="8.5926832713404586" table:style-name="ce34">
            <text:p>8.59</text:p>
          </table:table-cell>
          <table:table-cell office:value-type="float" office:value="34" table:style-name="ce35">
            <text:p>34</text:p>
          </table:table-cell>
          <table:table-cell office:value-type="float" office:value="34" table:style-name="ce35">
            <text:p>34</text:p>
          </table:table-cell>
          <table:table-cell office:value-type="float" office:value="0" table:style-name="ce35">
            <text:p>—</text:p>
          </table:table-cell>
          <table:table-cell office:value-type="float" office:value="0.32016573284994582" table:style-name="ce34">
            <text:p>0.32</text:p>
          </table:table-cell>
          <table:table-cell office:value-type="float" office:value="3.8953497496743412" table:style-name="ce34">
            <text:p>3.90</text:p>
          </table:table-cell>
          <table:table-cell office:value-type="float" office:value="23" table:style-name="ce35">
            <text:p>23</text:p>
          </table:table-cell>
          <table:table-cell office:value-type="float" office:value="23" table:style-name="ce35">
            <text:p>23</text:p>
          </table:table-cell>
          <table:table-cell office:value-type="float" office:value="0" table:style-name="ce35">
            <text:p>—</text:p>
          </table:table-cell>
          <table:table-cell office:value-type="float" office:value="0.2165827016337869" table:style-name="ce34">
            <text:p>0.22</text:p>
          </table:table-cell>
          <table:table-cell office:value-type="float" office:value="2.6350895365444074" table:style-name="ce36">
            <text:p>2.6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627" table:style-name="ce33">
            <text:p>–627</text:p>
          </table:table-cell>
          <table:table-cell office:value-type="float" office:value="-1.730901421437228" table:style-name="ce34">
            <text:p>–1.73</text:p>
          </table:table-cell>
          <table:table-cell office:value-type="float" office:value="-21.059300627486273" table:style-name="ce34">
            <text:p>–21.06</text:p>
          </table:table-cell>
          <table:table-cell office:value-type="float" office:value="-122" table:style-name="ce35">
            <text:p>–122</text:p>
          </table:table-cell>
          <table:table-cell office:value-type="float" office:value="-0.33708594724604929" table:style-name="ce34">
            <text:p>–0.34</text:p>
          </table:table-cell>
          <table:table-cell office:value-type="float" office:value="-4.1012123581602662" table:style-name="ce34">
            <text:p>–4.10</text:p>
          </table:table-cell>
          <table:table-cell office:value-type="float" office:value="139" table:style-name="ce35">
            <text:p>139</text:p>
          </table:table-cell>
          <table:table-cell office:value-type="float" office:value="0.38405693989508893" table:style-name="ce34">
            <text:p>0.38</text:p>
          </table:table-cell>
          <table:table-cell office:value-type="float" office:value="4.6726927687235813" table:style-name="ce34">
            <text:p>4.67</text:p>
          </table:table-cell>
          <table:table-cell office:value-type="float" office:value="261" table:style-name="ce35">
            <text:p>261</text:p>
          </table:table-cell>
          <table:table-cell office:value-type="float" office:value="0.72114288714113817" table:style-name="ce34">
            <text:p>0.72</text:p>
          </table:table-cell>
          <table:table-cell office:value-type="float" office:value="8.7739051268838466" table:style-name="ce34">
            <text:p>8.77</text:p>
          </table:table-cell>
          <table:table-cell office:value-type="float" office:value="102" table:style-name="ce35">
            <text:p>102</text:p>
          </table:table-cell>
          <table:table-cell office:value-type="float" office:value="97" table:style-name="ce35">
            <text:p>97</text:p>
          </table:table-cell>
          <table:table-cell office:value-type="float" office:value="5" table:style-name="ce35">
            <text:p>5</text:p>
          </table:table-cell>
          <table:table-cell office:value-type="float" office:value="0.28182595589423792" table:style-name="ce34">
            <text:p>0.28</text:p>
          </table:table-cell>
          <table:table-cell office:value-type="float" office:value="3.4288824633798951" table:style-name="ce34">
            <text:p>3.43</text:p>
          </table:table-cell>
          <table:table-cell office:value-type="float" office:value="81" table:style-name="ce35">
            <text:p>81</text:p>
          </table:table-cell>
          <table:table-cell office:value-type="float" office:value="79" table:style-name="ce35">
            <text:p>79</text:p>
          </table:table-cell>
          <table:table-cell office:value-type="float" office:value="2" table:style-name="ce35">
            <text:p>2</text:p>
          </table:table-cell>
          <table:table-cell office:value-type="float" office:value="0.22380296497483598" table:style-name="ce34">
            <text:p>0.22</text:p>
          </table:table-cell>
          <table:table-cell office:value-type="float" office:value="2.7229360738605046" table:style-name="ce36">
            <text:p>2.7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1195" table:style-name="ce33">
            <text:p>–1,195</text:p>
          </table:table-cell>
          <table:table-cell office:value-type="float" office:value="-2.6456256406509788" table:style-name="ce34">
            <text:p>–2.65</text:p>
          </table:table-cell>
          <table:table-cell office:value-type="float" office:value="-32.188445294586906" table:style-name="ce34">
            <text:p>–32.19</text:p>
          </table:table-cell>
          <table:table-cell office:value-type="float" office:value="33" table:style-name="ce35">
            <text:p>33</text:p>
          </table:table-cell>
          <table:table-cell office:value-type="float" office:value="7.3155889658749945E-2" table:style-name="ce34">
            <text:p>0.07</text:p>
          </table:table-cell>
          <table:table-cell office:value-type="float" office:value="0.89006332418145773" table:style-name="ce34">
            <text:p>0.89</text:p>
          </table:table-cell>
          <table:table-cell office:value-type="float" office:value="260" table:style-name="ce35">
            <text:p>260</text:p>
          </table:table-cell>
          <table:table-cell office:value-type="float" office:value="0.57637973670530263" table:style-name="ce34">
            <text:p>0.58</text:p>
          </table:table-cell>
          <table:table-cell office:value-type="float" office:value="7.0126201299145148" table:style-name="ce34">
            <text:p>7.01</text:p>
          </table:table-cell>
          <table:table-cell office:value-type="float" office:value="227" table:style-name="ce35">
            <text:p>227</text:p>
          </table:table-cell>
          <table:table-cell office:value-type="float" office:value="0.50322384704655265" table:style-name="ce34">
            <text:p>0.50</text:p>
          </table:table-cell>
          <table:table-cell office:value-type="float" office:value="6.1225568057330557" table:style-name="ce34">
            <text:p>6.12</text:p>
          </table:table-cell>
          <table:table-cell office:value-type="float" office:value="115" table:style-name="ce35">
            <text:p>115</text:p>
          </table:table-cell>
          <table:table-cell office:value-type="float" office:value="114" table:style-name="ce35">
            <text:p>114</text:p>
          </table:table-cell>
          <table:table-cell office:value-type="float" office:value="1" table:style-name="ce35">
            <text:p>1</text:p>
          </table:table-cell>
          <table:table-cell office:value-type="float" office:value="0.25493719123503766" table:style-name="ce34">
            <text:p>0.25</text:p>
          </table:table-cell>
          <table:table-cell office:value-type="float" office:value="3.1017358266929582" table:style-name="ce34">
            <text:p>3.10</text:p>
          </table:table-cell>
          <table:table-cell office:value-type="float" office:value="66" table:style-name="ce35">
            <text:p>66</text:p>
          </table:table-cell>
          <table:table-cell office:value-type="float" office:value="65" table:style-name="ce35">
            <text:p>65</text:p>
          </table:table-cell>
          <table:table-cell office:value-type="float" office:value="1" table:style-name="ce35">
            <text:p>1</text:p>
          </table:table-cell>
          <table:table-cell office:value-type="float" office:value="0.14631177931749989" table:style-name="ce34">
            <text:p>0.15</text:p>
          </table:table-cell>
          <table:table-cell office:value-type="float" office:value="1.7801266483629155" table:style-name="ce36">
            <text:p>1.7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619" table:style-name="ce33">
            <text:p>–619</text:p>
          </table:table-cell>
          <table:table-cell office:value-type="float" office:value="-2.3462878239412328" table:style-name="ce34">
            <text:p>–2.35</text:p>
          </table:table-cell>
          <table:table-cell office:value-type="float" office:value="-28.546501857951668" table:style-name="ce34">
            <text:p>–28.55</text:p>
          </table:table-cell>
          <table:table-cell office:value-type="float" office:value="-77" table:style-name="ce35">
            <text:p>–77</text:p>
          </table:table-cell>
          <table:table-cell office:value-type="float" office:value="-0.29220736096906591" table:style-name="ce34">
            <text:p>–0.29</text:p>
          </table:table-cell>
          <table:table-cell office:value-type="float" office:value="-3.5551895584569686" table:style-name="ce34">
            <text:p>–3.56</text:p>
          </table:table-cell>
          <table:table-cell office:value-type="float" office:value="92" table:style-name="ce35">
            <text:p>92</text:p>
          </table:table-cell>
          <table:table-cell office:value-type="float" office:value="0.34913087284615663" table:style-name="ce34">
            <text:p>0.35</text:p>
          </table:table-cell>
          <table:table-cell office:value-type="float" office:value="4.247758952961572" table:style-name="ce34">
            <text:p>4.25</text:p>
          </table:table-cell>
          <table:table-cell office:value-type="float" office:value="169" table:style-name="ce35">
            <text:p>169</text:p>
          </table:table-cell>
          <table:table-cell office:value-type="float" office:value="0.64133823381522248" table:style-name="ce34">
            <text:p>0.64</text:p>
          </table:table-cell>
          <table:table-cell office:value-type="float" office:value="7.8029485114185402" table:style-name="ce34">
            <text:p>7.80</text:p>
          </table:table-cell>
          <table:table-cell office:value-type="float" office:value="52" table:style-name="ce35">
            <text:p>52</text:p>
          </table:table-cell>
          <table:table-cell office:value-type="float" office:value="51" table:style-name="ce35">
            <text:p>51</text:p>
          </table:table-cell>
          <table:table-cell office:value-type="float" office:value="1" table:style-name="ce35">
            <text:p>1</text:p>
          </table:table-cell>
          <table:table-cell office:value-type="float" office:value="0.19733484117391462" table:style-name="ce34">
            <text:p>0.20</text:p>
          </table:table-cell>
          <table:table-cell office:value-type="float" office:value="2.4009072342826281" table:style-name="ce34">
            <text:p>2.40</text:p>
          </table:table-cell>
          <table:table-cell office:value-type="float" office:value="45" table:style-name="ce35">
            <text:p>45</text:p>
          </table:table-cell>
          <table:table-cell office:value-type="float" office:value="44" table:style-name="ce35">
            <text:p>44</text:p>
          </table:table-cell>
          <table:table-cell office:value-type="float" office:value="1" table:style-name="ce35">
            <text:p>1</text:p>
          </table:table-cell>
          <table:table-cell office:value-type="float" office:value="0.17077053563127226" table:style-name="ce34">
            <text:p>0.17</text:p>
          </table:table-cell>
          <table:table-cell office:value-type="float" office:value="2.0777081835138125" table:style-name="ce36">
            <text:p>2.0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189" table:style-name="ce25">
            <text:p>–189</text:p>
          </table:table-cell>
          <table:table-cell office:value-type="float" office:value="-1.2236890664353095" table:style-name="ce26">
            <text:p>–1.22</text:p>
          </table:table-cell>
          <table:table-cell office:value-type="float" office:value="-14.888216974962933" table:style-name="ce26">
            <text:p>–14.89</text:p>
          </table:table-cell>
          <table:table-cell office:value-type="float" office:value="8" table:style-name="ce28">
            <text:p>8</text:p>
          </table:table-cell>
          <table:table-cell office:value-type="float" office:value="5.1828073323766738E-2" table:style-name="ce26">
            <text:p>0.05</text:p>
          </table:table-cell>
          <table:table-cell office:value-type="float" office:value="0.63057489210582862" table:style-name="ce26">
            <text:p>0.63</text:p>
          </table:table-cell>
          <table:table-cell office:value-type="float" office:value="79" table:style-name="ce28">
            <text:p>79</text:p>
          </table:table-cell>
          <table:table-cell office:value-type="float" office:value="0.51180222407219644" table:style-name="ce26">
            <text:p>0.51</text:p>
          </table:table-cell>
          <table:table-cell office:value-type="float" office:value="6.2269270595450568" table:style-name="ce26">
            <text:p>6.23</text:p>
          </table:table-cell>
          <table:table-cell office:value-type="float" office:value="71" table:style-name="ce28">
            <text:p>71</text:p>
          </table:table-cell>
          <table:table-cell office:value-type="float" office:value="0.45997415074842979" table:style-name="ce26">
            <text:p>0.46</text:p>
          </table:table-cell>
          <table:table-cell office:value-type="float" office:value="5.5963521674392291" table:style-name="ce26">
            <text:p>5.60</text:p>
          </table:table-cell>
          <table:table-cell office:value-type="float" office:value="37" table:style-name="ce28">
            <text:p>37</text:p>
          </table:table-cell>
          <table:table-cell office:value-type="float" office:value="36" table:style-name="ce28">
            <text:p>36</text:p>
          </table:table-cell>
          <table:table-cell office:value-type="float" office:value="1" table:style-name="ce28">
            <text:p>1</text:p>
          </table:table-cell>
          <table:table-cell office:value-type="float" office:value="0.23970483912242116" table:style-name="ce26">
            <text:p>0.24</text:p>
          </table:table-cell>
          <table:table-cell office:value-type="float" office:value="2.9164088759894571" table:style-name="ce26">
            <text:p>2.92</text:p>
          </table:table-cell>
          <table:table-cell office:value-type="float" office:value="15" table:style-name="ce28">
            <text:p>15</text:p>
          </table:table-cell>
          <table:table-cell office:value-type="float" office:value="15" table:style-name="ce28">
            <text:p>15</text:p>
          </table:table-cell>
          <table:table-cell office:value-type="float" office:value="0" table:style-name="ce28">
            <text:p>—</text:p>
          </table:table-cell>
          <table:table-cell office:value-type="float" office:value="9.7177637482062623E-2" table:style-name="ce26">
            <text:p>0.10</text:p>
          </table:table-cell>
          <table:table-cell office:value-type="float" office:value="1.1823279226984287" table:style-name="ce31">
            <text:p>1.1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230" table:style-name="ce33">
            <text:p>–230</text:p>
          </table:table-cell>
          <table:table-cell office:value-type="float" office:value="-1.634219127469092" table:style-name="ce34">
            <text:p>–1.63</text:p>
          </table:table-cell>
          <table:table-cell office:value-type="float" office:value="-19.882999384207285" table:style-name="ce34">
            <text:p>–19.88</text:p>
          </table:table-cell>
          <table:table-cell office:value-type="float" office:value="9" table:style-name="ce35">
            <text:p>9</text:p>
          </table:table-cell>
          <table:table-cell office:value-type="float" office:value="6.4000000000000001E-2" table:style-name="ce34">
            <text:p>0.06</text:p>
          </table:table-cell>
          <table:table-cell office:value-type="float" office:value="0.77866666666666662" table:style-name="ce34">
            <text:p>0.78</text:p>
          </table:table-cell>
          <table:table-cell office:value-type="float" office:value="74" table:style-name="ce35">
            <text:p>74</text:p>
          </table:table-cell>
          <table:table-cell office:value-type="float" office:value="0.52622222222222215" table:style-name="ce34">
            <text:p>0.53</text:p>
          </table:table-cell>
          <table:table-cell office:value-type="float" office:value="6.4023703703703703" table:style-name="ce34">
            <text:p>6.40</text:p>
          </table:table-cell>
          <table:table-cell office:value-type="float" office:value="65" table:style-name="ce35">
            <text:p>65</text:p>
          </table:table-cell>
          <table:table-cell office:value-type="float" office:value="0.4622222222222222" table:style-name="ce34">
            <text:p>0.46</text:p>
          </table:table-cell>
          <table:table-cell office:value-type="float" office:value="5.6237037037037041" table:style-name="ce34">
            <text:p>5.62</text:p>
          </table:table-cell>
          <table:table-cell office:value-type="float" office:value="31" table:style-name="ce35">
            <text:p>31</text:p>
          </table:table-cell>
          <table:table-cell office:value-type="float" office:value="30" table:style-name="ce35">
            <text:p>30</text:p>
          </table:table-cell>
          <table:table-cell office:value-type="float" office:value="1" table:style-name="ce35">
            <text:p>1</text:p>
          </table:table-cell>
          <table:table-cell office:value-type="float" office:value="0.22044444444444444" table:style-name="ce34">
            <text:p>0.22</text:p>
          </table:table-cell>
          <table:table-cell office:value-type="float" office:value="2.6820740740740741" table:style-name="ce34">
            <text:p>2.68</text:p>
          </table:table-cell>
          <table:table-cell office:value-type="float" office:value="12" table:style-name="ce35">
            <text:p>12</text:p>
          </table:table-cell>
          <table:table-cell office:value-type="float" office:value="12" table:style-name="ce35">
            <text:p>12</text:p>
          </table:table-cell>
          <table:table-cell office:value-type="float" office:value="0" table:style-name="ce35">
            <text:p>—</text:p>
          </table:table-cell>
          <table:table-cell office:value-type="float" office:value="8.5333333333333344E-2" table:style-name="ce34">
            <text:p>0.09</text:p>
          </table:table-cell>
          <table:table-cell office:value-type="float" office:value="1.0382222222222224" table:style-name="ce36">
            <text:p>1.0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41" table:style-name="ce33">
            <text:p>41</text:p>
          </table:table-cell>
          <table:table-cell office:value-type="float" office:value="2.9902997593173364" table:style-name="ce34">
            <text:p>2.99</text:p>
          </table:table-cell>
          <table:table-cell office:value-type="float" office:value="36.381980405027598" table:style-name="ce34">
            <text:p>36.38</text:p>
          </table:table-cell>
          <table:table-cell office:value-type="float" office:value="-1" table:style-name="ce35">
            <text:p>–1</text:p>
          </table:table-cell>
          <table:table-cell office:value-type="float" office:value="-7.2825255798710992E-2" table:style-name="ce34">
            <text:p>–0.07</text:p>
          </table:table-cell>
          <table:table-cell office:value-type="float" office:value="-0.88604061221765051" table:style-name="ce34">
            <text:p>–0.89</text:p>
          </table:table-cell>
          <table:table-cell office:value-type="float" office:value="5" table:style-name="ce35">
            <text:p>5</text:p>
          </table:table-cell>
          <table:table-cell office:value-type="float" office:value="0.36412627899355499" table:style-name="ce34">
            <text:p>0.36</text:p>
          </table:table-cell>
          <table:table-cell office:value-type="float" office:value="4.4302030610882523" table:style-name="ce34">
            <text:p>4.43</text:p>
          </table:table-cell>
          <table:table-cell office:value-type="float" office:value="6" table:style-name="ce35">
            <text:p>6</text:p>
          </table:table-cell>
          <table:table-cell office:value-type="float" office:value="0.43695153479226595" table:style-name="ce34">
            <text:p>0.44</text:p>
          </table:table-cell>
          <table:table-cell office:value-type="float" office:value="5.3162436733059035" table:style-name="ce34">
            <text:p>5.32</text:p>
          </table:table-cell>
          <table:table-cell office:value-type="float" office:value="6" table:style-name="ce35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5">
            <text:p>—</text:p>
          </table:table-cell>
          <table:table-cell office:value-type="float" office:value="0.43695153479226595" table:style-name="ce34">
            <text:p>0.44</text:p>
          </table:table-cell>
          <table:table-cell office:value-type="float" office:value="5.3162436733059035" table:style-name="ce34">
            <text:p>5.32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1847576739613297" table:style-name="ce34">
            <text:p>0.22</text:p>
          </table:table-cell>
          <table:table-cell office:value-type="float" office:value="2.6581218366529518" table:style-name="ce36">
            <text:p>2.6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4/上網各月速報公式(4月).xls'#說明" table:style-name="ta2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2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2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2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2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2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2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2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2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2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2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2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2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2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2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2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2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2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2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40:51Z</meta:creation-date>
    <dc:date>2022-05-03T05:41:57Z</dc:date>
  </office:meta>
</office:document-meta>
</file>